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d36" officeooo:paragraph-rsid="000e7d36"/>
    </style:style>
    <style:style style:name="P2" style:family="paragraph" style:parent-style-name="Standard">
      <style:text-properties officeooo:rsid="000e7d36" officeooo:paragraph-rsid="0010b186"/>
    </style:style>
    <style:style style:name="P3" style:family="paragraph" style:parent-style-name="Standard">
      <style:paragraph-properties fo:text-align="start" style:justify-single-word="false"/>
      <style:text-properties officeooo:rsid="000e7d36" officeooo:paragraph-rsid="0010b186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7d3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7d3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0dbf7" officeooo:paragraph-rsid="0010dbf7" style:font-weight-asian="normal" style:font-weight-complex="normal"/>
    </style:style>
    <style:style style:name="P8" style:family="paragraph" style:parent-style-name="Standard">
      <style:text-properties officeooo:paragraph-rsid="0011d794"/>
    </style:style>
    <style:style style:name="P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0dbf7" officeooo:paragraph-rsid="0010b186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1d794" officeooo:paragraph-rsid="0011d794" style:font-size-asian="12pt" style:font-weight-asian="normal" style:font-size-complex="12pt" style:font-weight-complex="normal"/>
    </style:style>
    <style:style style:name="T1" style:family="text">
      <style:text-properties style:text-position="super 58%" fo:font-weight="bold" officeooo:rsid="000e7d36" style:font-weight-asian="bold" style:font-weight-complex="bold"/>
    </style:style>
    <style:style style:name="T2" style:family="text">
      <style:text-properties style:text-position="super 58%" officeooo:rsid="000fc47a"/>
    </style:style>
    <style:style style:name="T3" style:family="text">
      <style:text-properties officeooo:rsid="000fc47a"/>
    </style:style>
    <style:style style:name="T4" style:family="text">
      <style:text-properties fo:font-weight="bold" officeooo:rsid="000e7d36" style:font-weight-asian="bold" style:font-weight-complex="bold"/>
    </style:style>
    <style:style style:name="T5" style:family="text">
      <style:text-properties fo:font-weight="bold" officeooo:rsid="0010b186" style:font-weight-asian="bold" style:font-weight-complex="bold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officeooo:rsid="0010dbf7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11d794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officeooo:rsid="0012e3db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22222" style:text-position="super 58%" style:font-name="Liberation Serif" fo:font-size="12pt" fo:letter-spacing="normal" fo:font-style="normal" fo:font-weight="normal" officeooo:rsid="0010dbf7" style:font-size-asian="12pt" style:font-weight-asian="normal" style:font-size-complex="12pt" style:font-weight-complex="normal"/>
    </style:style>
    <style:style style:name="T12" style:family="text">
      <style:text-properties fo:font-size="12pt" officeooo:rsid="000fc47a" style:font-size-asian="12pt" style:font-size-complex="12pt"/>
    </style:style>
    <style:style style:name="T13" style:family="text">
      <style:text-properties fo:font-size="12pt" officeooo:rsid="0010b186" style:font-size-asian="12pt" style:font-size-complex="12pt"/>
    </style:style>
    <style:style style:name="T14" style:family="text">
      <style:text-properties fo:font-size="12pt" officeooo:rsid="0010dbf7" style:font-size-asian="12pt" style:font-size-complex="12pt"/>
    </style:style>
    <style:style style:name="T15" style:family="text">
      <style:text-properties fo:font-size="12pt" officeooo:rsid="0011d794" style:font-size-asian="12pt" style:font-size-complex="12pt"/>
    </style:style>
    <style:style style:name="T16" style:family="text">
      <style:text-properties fo:font-size="12pt" fo:font-weight="bold" officeooo:rsid="000fc47a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1d794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7"/>
      <text:p text:style-name="P7"/>
      <text:p text:style-name="P7">Mohamed Murshid</text:p>
      <text:p text:style-name="P7">2014191</text:p>
      <text:p text:style-name="P7">w1583002</text:p>
      <text:p text:style-name="P7"/>
      <text:p text:style-name="P7"/>
      <text:p text:style-name="P6"/>
      <text:p text:style-name="P6"/>
      <text:p text:style-name="P6"/>
      <text:p text:style-name="P6"/>
      <text:p text:style-name="P4"><text:span text:style-name="T4">Reason for failure of attending 8</text:span><text:span text:style-name="T1">th</text:span><text:span text:style-name="T4"> February Tutorial </text:span><text:span text:style-name="T5">Client Server Module</text:span></text:p>
      <text:p text:style-name="Standard"/>
      <text:p text:style-name="P1">Dear Sir,</text:p>
      <text:p text:style-name="P1"><text:tab/></text:p>
      <text:p text:style-name="P3">Due to <text:span text:style-name="T3">the selection process took for the competition GSEA (Global Student Entrepreneurship awards) held on 8</text:span><text:span text:style-name="T2">th <text:s/></text:span><text:span text:style-name="T3">Wednesday at Edu-link which was on my tutorial day for Client Server Module group E students. I was unable to attend the tutorial session.</text:span></text:p>
      <text:p text:style-name="P2"/>
      <text:p text:style-name="P8"><text:span text:style-name="T12">As per request from our module Lecturer </text:span><text:span text:style-name="T16">Mr. </text:span><text:span text:style-name="T10">Nalaka Dissanayake</text:span><text:span text:style-name="T12">. I am writing this letter </text:span><text:span text:style-name="T13">of confirmation</text:span><text:span text:style-name="T12"> to </text:span><text:span text:style-name="T14">H</text:span><text:span text:style-name="T15">ead of </text:span><text:span text:style-name="T14">D</text:span><text:span text:style-name="T15">epartment, </text:span><text:span text:style-name="T17">Mr. Saman Hettiarachchi</text:span><text:span text:style-name="T9">. </text:span></text:p>
      <text:p text:style-name="P8"><text:span text:style-name="T6">Sir, following was the reason behind my absence for the tutorial session on 8</text:span><text:span text:style-name="T11">th</text:span><text:span text:style-name="T6"> February Wednesday.</text:span></text:p>
      <text:p text:style-name="P9"/>
      <text:p text:style-name="P9"/>
      <text:p text:style-name="P9"/>
      <text:p text:style-name="P9"/>
      <text:p text:style-name="P9"/>
      <text:p text:style-name="P8"><text:span text:style-name="T6">Y</text:span><text:span text:style-name="T7">our </text:span><text:span text:style-name="T8">Sincerely</text:span><text:span text:style-name="T7">,<text:tab/><text:tab/><text:tab/><text:tab/><text:tab/><text:tab/><text:tab/><text:tab/>Head Of Department</text:span></text:p>
      <text:p text:style-name="P10">Mohamed Murshid<text:tab/><text:tab/><text:tab/><text:tab/><text:tab/><text:tab/><text:tab/><text:tab/>Mr. Saman Hettiarachchi</text:p>
      <text:p text:style-name="P9"/>
      <text:p text:style-name="P9"/>
      <text:p text:style-name="P9">…………………….<text:tab/><text:tab/><text:tab/><text:tab/><text:tab/><text:tab/><text:tab/><text:tab/>……………………...<text:tab/><text:tab/><text:tab/><text:tab/><text:tab/><text:tab/><text:tab/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08:36:04.387747627</meta:creation-date>
    <dc:date>2017-02-16T06:32:23.995223629</dc:date>
    <meta:editing-duration>PT1H57M40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10" meta:character-count="740" meta:non-whitespace-character-count="609"/>
  </office:meta>
</office:document-meta>
</file>